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paragraph-properties fo:text-align="center"/>
      <style:text-properties style:use-window-font-color="true" fo:text-shadow="none"/>
    </style:style>
    <style:style style:name="P5" style:family="paragraph">
      <style:paragraph-properties fo:text-align="center"/>
      <style:text-properties style:use-window-font-color="true" fo:font-style="normal" fo:text-shadow="none" style:font-style-asian="normal" style:font-style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normal" fo:text-shadow="none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cm" svg:y="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5cm" svg:y="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0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cm" svg:y="11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10cm" svg:y="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0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11cm" svg:y="11cm">
          <text:p text:style-name="P4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9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cm" svg:height="1cm" svg:x="15cm" svg:y="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9cm">
          <text:p text:style-name="P3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0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0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1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3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3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10cm" svg:y="5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5cm" svg:y1="6cm" svg:x2="5.5cm" svg:y2="9cm" draw:start-shape="id1" draw:start-glue-point="2" draw:end-shape="id2" draw:end-glue-point="0" svg:d="m10500 6000c0 2250-5000 750-5000 3000">
          <text:p/>
        </draw:connector>
        <draw:connector draw:style-name="gr3" draw:text-style-name="P1" draw:layer="layout" draw:type="curve" svg:x1="10.5cm" svg:y1="6cm" svg:x2="10.5cm" svg:y2="9cm" draw:start-shape="id1" draw:start-glue-point="2" draw:end-shape="id3" draw:end-glue-point="0" svg:d="m10500 6000v3000">
          <text:p/>
        </draw:connector>
        <draw:connector draw:style-name="gr3" draw:text-style-name="P1" draw:layer="layout" draw:type="curve" svg:x1="10.5cm" svg:y1="6cm" svg:x2="15.5cm" svg:y2="9cm" draw:start-shape="id1" draw:start-glue-point="2" draw:end-shape="id4" draw:end-glue-point="0" svg:d="m10500 6000c0 2250 5000 750 5000 3000">
          <text:p/>
        </draw:connector>
        <draw:custom-shape draw:style-name="gr4" draw:text-style-name="P1" draw:layer="layout" svg:width="0.6cm" svg:height="3.8cm" svg:x="3.201cm" svg:y="1.7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cm" svg:height="3.8cm" svg:x="3.2cm" svg:y="5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cm" svg:height="3.8cm" svg:x="3.199cm" svg:y="9.6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" draw:layer="layout" svg:width="3.283cm" svg:height="2.384cm" svg:x="0.118cm" svg:y="10.399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5" draw:text-style-name="P1" draw:layer="layout" svg:width="3.283cm" svg:height="2.384cm" svg:x="0.018cm" svg:y="6.399cm">
          <draw:text-box>
            <text:p text:style-name="P1"><text:span text:style-name="T3">MIN</text:span></text:p>
            <text:p text:style-name="P1">Opponent</text:p>
            <text:p text:style-name="P1">plays (X)</text:p>
          </draw:text-box>
        </draw:frame>
        <draw:frame draw:style-name="gr5" draw:text-style-name="P1" draw:layer="layout" svg:width="3.283cm" svg:height="2.384cm" svg:x="0.118cm" svg:y="2.499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ie </meta:initial-creator>
    <meta:creation-date>2012-10-19T01:58:56</meta:creation-date>
    <dc:date>2012-10-19T03:22:01</dc:date>
    <dc:creator>jeremie </dc:creator>
    <meta:editing-duration>PT3M56S</meta:editing-duration>
    <meta:editing-cycles>2</meta:editing-cycles>
    <meta:generator>LibreOffice/3.5$Linux_x86 LibreOffice_project/350m1$Build-2</meta:generator>
    <meta:document-statistic meta:object-count="45"/>
  </office:meta>
</office:document-meta>
</file>